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2.79mm"/>
    </style:style>
    <style:style style:name="co7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5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trimoine immateriel culture terroire</text:p>
          </table:table-cell>
          <table:table-cell table:number-columns-repeated="2"/>
          <table:table-cell office:value-type="string" calcext:value-type="string">
            <text:p>les données financières sont trop incomplètes (indicatives) </text:p>
          </table:table-cell>
          <table:table-cell table:number-columns-repeated="5"/>
          <table:table-cell office:value-type="string" calcext:value-type="string">
            <text:p>vu la fragmentaton des données <text:s/>pas de possibilité de pondération</text:p>
          </table:table-cell>
          <table:table-cell table:number-columns-repeated="4"/>
          <table:table-cell office:value-type="string" calcext:value-type="string">
            <text:p>votre mail à rebattu les cartes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Lie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de Insee</text:p>
          </table:table-cell>
          <table:table-cell office:value-type="string" calcext:value-type="string">
            <text:p>Population légale 2018</text:p>
          </table:table-cell>
          <table:table-cell table:number-columns-repeated="2"/>
          <table:table-cell office:value-type="string" calcext:value-type="string">
            <text:p>occurrence numérique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coeff occ</text:p>
          </table:table-cell>
          <table:table-cell/>
          <table:table-cell office:value-type="string" calcext:value-type="string">
            <text:p>montant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udget primitif rapport de présentation 2021</text:p>
          </table:table-cell>
          <table:table-cell office:value-type="string" calcext:value-type="string">
            <text:p><text:a xlink:href="https://www.marseille.fr/sites/default/files/contenu/mairie/Budget/pdf/bp2021-rapport_presentation.pdf" xlink:type="simple">https://www.marseille.fr/sites/default/files/contenu/mairie/Budget/pdf/bp2021-rapport_presentation.pdf</text:a></text:p>
          </table:table-cell>
          <table:table-cell office:value-type="string" calcext:value-type="string">
            <text:p><text:s text:c="2"/>Marseille</text:p>
          </table:table-cell>
          <table:table-cell office:value-type="float" office:value="13055" calcext:value-type="float">
            <text:p>13055</text:p>
          </table:table-cell>
          <table:table-cell office:value-type="float" office:value="868277" calcext:value-type="float">
            <text:p>8682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on une étude récente (publication Atout France et cabinet EY) sur «l'impact de la crise Covid-19 sur les rencontres et événements professionnels en France», seuls 5% des événements programmés en 2020 ont été maintenus: 54% des événements programmés ont été purement et simplement annulés. À l'inverse, 41% ont été «adaptés» : 20% ont été reportés <text:s/>à une date <text:s/>ultérieure <text:s/>et <text:s/>21% ont <text:s/>fait <text:s/>l'objet <text:s/>d'une transformation <text:s/>de <text:s/>format, le <text:s/>plus souvent <text:s/>en devenant <text:s/>une manifestation numér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formula="of:=[.H9]/[.F9]*100" office:value-type="float" office:value="1.36986301369863" calcext:value-type="float">
            <text:p>1,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 Budget Primitif2021</text:p>
          </table:table-cell>
          <table:table-cell office:value-type="string" calcext:value-type="string">
            <text:p><text:a xlink:href="https://www.lyon.fr/sites/lyonfr/files/content/documents/2021-06/Présentation%20du%20budget%20primitif%202021.pdf" xlink:type="simple">https://www.lyon.fr/sites/lyonfr/files/content/documents/2021-06/Pr%C3%A9sentation%20du%20budget%20primitif%202021.pdf</text:a></text:p>
          </table:table-cell>
          <table:table-cell office:value-type="string" calcext:value-type="string">
            <text:p>Lyon</text:p>
          </table:table-cell>
          <table:table-cell table:style-name="ce1" office:value-type="float" office:value="69123" calcext:value-type="float">
            <text:p>69123</text:p>
          </table:table-cell>
          <table:table-cell table:style-name="ce2" office:value-type="float" office:value="518635" calcext:value-type="float">
            <text:p>518635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(rep plus10)</text:p>
          </table:table-cell>
          <table:table-cell office:value-type="float" office:value="163000" calcext:value-type="float">
            <text:p>163000</text:p>
          </table:table-cell>
          <table:table-cell office:value-type="string" calcext:value-type="string">
            <text:p>Un fonds « quartiers Solidaires » de 163 k€ pour soutenir les associations des quartiers politique de la ville sur des thématiques telles que « <text:s/>Éducation et fracture numérique 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formula="of:=[.H11]/[.F11]*100" office:value-type="float" office:value="11.1111111111111" calcext:value-type="float">
            <text:p>11,1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apport du budget primitif 2021</text:p>
          </table:table-cell>
          <table:table-cell office:value-type="string" calcext:value-type="string">
            <text:p><text:a xlink:href="https://www.toulouse.fr/documents/149943/11704873/rapport_BP2021/9560af16-6f59-67e2-c3bf-abfbed79ca67" xlink:type="simple">https://www.toulouse.fr/documents/149943/11704873/rapport_BP2021/9560af16-6f59-67e2-c3bf-abfbed79ca67</text:a></text:p>
          </table:table-cell>
          <table:table-cell office:value-type="string" calcext:value-type="string">
            <text:p><text:s/>Toulouse</text:p>
          </table:table-cell>
          <table:table-cell office:value-type="float" office:value="31555" calcext:value-type="float">
            <text:p>31555</text:p>
          </table:table-cell>
          <table:table-cell office:value-type="float" office:value="486828" calcext:value-type="float">
            <text:p>4868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(rep 3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ducation : <text:s/>1 M€ pour le plan Numérique, l’équipement mobilier et la résorption des bâti-ments modulaires.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u schéma directeur du numérique (9 M€),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formula="of:=[.H15]/[.F15]*100" office:value-type="float" office:value="3.44827586206897" calcext:value-type="float">
            <text:p>3,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PPORT DE PRESENTATIONDU BUDGET PRIMITIF 2021</text:p>
          </table:table-cell>
          <table:table-cell office:value-type="string" calcext:value-type="string">
            <text:p><text:a xlink:href="https://www.nice.fr/uploads/media/default/0001/25/VDN-Budget-primitif-2021-Rapport-de-presentation.pdf" xlink:type="simple">https://www.nice.fr/uploads/media/default/0001/25/VDN-Budget-primitif-2021-Rapport-de-presentation.pdf</text:a></text:p>
          </table:table-cell>
          <table:table-cell office:value-type="string" calcext:value-type="string">
            <text:p>Nice</text:p>
          </table:table-cell>
          <table:table-cell office:value-type="float" office:value="6088" calcext:value-type="float">
            <text:p>6088</text:p>
          </table:table-cell>
          <table:table-cell office:value-type="float" office:value="341032" calcext:value-type="float">
            <text:p>3410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ans <text:s/>le <text:s/>réseau des <text:s/>bibliothèques: <text:s/>offre <text:s/>multimédia <text:s/>gratuite <text:s/>importante, inscription <text:s/>et <text:s/>services <text:s/>gratuits <text:s/>y <text:s/>compris l’accès <text:s/>internet <text:s/>et les animations. Valorisation des fonds anciens,y compris numériqu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string" calcext:value-type="string">
            <text:p>Plan numérique des écoles 0,5 millions d'euro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a ville de Nice souhaite aussi moderniser ses Maisons des séniors, faire le pari de l’inclusion numériqu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’éducation •Poursuivre le plan de dotation et de modernisation des outils numériqu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es projets portent sur l’optimisation de la sécurité des 3 parcs automobiles <text:s/>(le <text:s/>parc <text:s/>de fourrière <text:s/>principal <text:s/>situé <text:s/>au <text:s/>MIN <text:s/>et <text:s/>les <text:s/>parcs <text:s/>secondaires <text:s/>de <text:s/>stockage <text:s/>de <text:s/>La <text:s/>Trinité <text:s/>et <text:s/>de l’avenue Sainte Marguerite), sur des évolutions des moyens numériques, <text:s/>et <text:s/>sur <text:s/>la <text:s/>création d’un parc modernisé à l’horizon 2023 ou 202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total</text:p>
          </table:table-cell>
          <table:table-cell table:formula="of:=SUM([.H16:.H20])" office:value-type="float" office:value="5" calcext:value-type="float">
            <text:p>5</text:p>
          </table:table-cell>
          <table:table-cell table:formula="of:=[.H21]/[.F21]*100" office:value-type="float" office:value="10.8695652173913" calcext:value-type="float">
            <text:p>10,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dget primitif rapport de présentation 2021</text:p>
          </table:table-cell>
          <table:table-cell office:value-type="string" calcext:value-type="string">
            <text:p><text:a xlink:href="https://metropole.nantes.fr/files/pdf/finances%20budget/BP%202021/XX%2020210402%20CM%20DELA5%20Rapport%20BP2021_Vdéf.pdf" xlink:type="simple">https://metropole.nantes.fr/files/pdf/finances%20budget/BP%202021/XX%2020210402%20CM%20DELA5%20Rapport%20BP2021_Vd%c3%a9f.pdf</text:a></text:p>
          </table:table-cell>
          <table:table-cell office:value-type="string" calcext:value-type="string">
            <text:p>Nantes</text:p>
          </table:table-cell>
          <table:table-cell office:value-type="float" office:value="44109" calcext:value-type="float">
            <text:p>44109</text:p>
          </table:table-cell>
          <table:table-cell office:value-type="float" office:value="314138" calcext:value-type="float">
            <text:p>314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ar ailleurs, seront poursuivis le développement numérique et l’accès au haut débit internet dans les écoleset lancée l’étude stratégique de définition du devenir de la cuisine centrale.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oursuite des actions en <text:s text:c="2"/>matière d’accès à la <text:s/>culture et <text:s text:c="2"/>aux loisirs, de <text:s text:c="2"/>prévention de <text:s text:c="2"/>la <text:s/>précaritéénergétique, ou <text:s text:c="2"/>encore de <text:s text:c="2"/>la <text:s/>lutte contre la <text:s/>fracture numérique..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éveloppement numérique- Poursuite de la mise en place de la plateforme e services de l’ACCOORD- Lancement du projet de rénovation du réseau des écoles, pour faciliter l’accès aux applications et le travailde l’ensemble des professionnels de l’école. - Poursuite du déploiement des Vidéo Projecteurs Interactifs dans les classes ainsi que des classes mobil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tructures d'accueil municipales : -Déploiement d’une application numérique (type Kidizz) au <text:s text:c="2"/>sein des MAPE afin de <text:s text:c="2"/>disposer d’un outilssupplémentaire et <text:s text:c="2"/>innovant dans le <text:s/>cadre des relations parents – professionnels,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ervice accueil petite enfance (dont les Relais) : -Organisation de <text:s text:c="2"/>5 forums de <text:s text:c="2"/>l'accueil du <text:s text:c="2"/>tout petit territorialisés (sous réserve crise sanitaire) ounumériques, -expérimentation <text:s/>outil <text:s/>numérique <text:s/>pour <text:s/>la <text:s text:c="2"/>mise <text:s/>en <text:s text:c="3"/>relation <text:s/>de <text:s text:c="3"/>parents <text:s/>dans <text:s/>le <text:s text:c="2"/>cadre <text:s/>de <text:s text:c="3"/>la <text:s text:c="2"/>gardepartagé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Offre documentaire:-Développement des ressources en <text:s text:c="2"/>ligne et <text:s text:c="2"/>du <text:s text:c="2"/>prêt de <text:s text:c="2"/>livres numériqu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ction culturelle: -Diversification <text:s/>des <text:s/>propositions <text:s/>d’action <text:s/>culturelle <text:s/>(prise <text:s/>en <text:s text:c="3"/>compte <text:s/>des <text:s/>nouveaux <text:s/>usages,participation des habitants, médiations numériques, actions en <text:s text:c="2"/>ligne pour adaptation au <text:s text:c="2"/>contextesanitaire..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incipaux projets d’investissement 2021-Développement des outils, ressources et <text:s text:c="2"/>médiations numériques dans le <text:s/>cadre du <text:s text:c="2"/>programme de«Bibliothèque numérique de <text:s text:c="2"/>référence»(labellisation BNR en <text:s text:c="2"/>2016) : automatisation des prêtset <text:s text:c="2"/>retours (technologie RFID), salons numériques, développement de <text:s text:c="2"/>e-démarches..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- la <text:s/>poursuite du <text:s text:c="2"/>programme de <text:s text:c="2"/>restauration de <text:s text:c="2"/>collections du <text:s text:c="2"/>Musée d'histoire et <text:s text:c="2"/>des documents d'archives, etdes programmes de <text:s text:c="2"/>numérisation des fonds d'archiv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utter contre la fracture numérique: <text:s/>face aux difficulté d’accès au numérique pour un certainnombre de familles, des solutions ont été testées depuis le 1er confinement, prioritairement en réponseaux <text:s text:c="2"/>inégalités <text:s text:c="2"/>qu’ont <text:s text:c="2"/>vécues <text:s text:c="2"/>certains <text:s text:c="2"/>élèves <text:s text:c="2"/>en <text:s text:c="2"/>terme <text:s text:c="2"/>de <text:s text:c="2"/>continuité <text:s text:c="2"/>scolaire <text:s text:c="2"/>et <text:s text:c="2"/>vont <text:s text:c="2"/>encore <text:s text:c="2"/>êtreamplifiées, en intégrant les enjeux de médiation numériqu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string" calcext:value-type="string">
            <text:p>- 75 <text:s text:c="2"/>000€ pour la <text:s/>numérisation des permis de <text:s text:c="2"/>construire, dont 25 <text:s text:c="2"/>000€ en <text:s text:c="2"/>CP 202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total</text:p>
          </table:table-cell>
          <table:table-cell table:formula="of:=SUM([.H22:.H32])" office:value-type="float" office:value="11" calcext:value-type="float">
            <text:p>11</text:p>
          </table:table-cell>
          <table:table-cell table:formula="of:=[.H33]/[.F33]*100" office:value-type="float" office:value="18.0327868852459" calcext:value-type="float">
            <text:p>18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dget primitif 2021</text:p>
          </table:table-cell>
          <table:table-cell office:value-type="string" calcext:value-type="string">
            <text:p>https://www.montpellier.fr/include/viewFile.php?idtf=38205&amp;path=6b%2F38205_253_Rapport-BP-2021-Ville-CM-08-02-2021.pdf</text:p>
          </table:table-cell>
          <table:table-cell office:value-type="string" calcext:value-type="string">
            <text:p>Montpellier</text:p>
          </table:table-cell>
          <table:table-cell office:value-type="float" office:value="34172" calcext:value-type="float">
            <text:p>34172</text:p>
          </table:table-cell>
          <table:table-cell office:value-type="float" office:value="290053" calcext:value-type="float">
            <text:p>2900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000000" calcext:value-type="float">
            <text:p>17000000</text:p>
          </table:table-cell>
          <table:table-cell office:value-type="string" calcext:value-type="string">
            <text:p>1,7 M€ pour le plan numérique dans les écol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’équipement numérique des écol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,7 M€ pour le plan numérique dans les écoles (Installation fibre optique, acquisition/installation de vidéoprojecteurs pour les écoles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569" calcext:value-type="float">
            <text:p>7569</text:p>
          </table:table-cell>
          <table:table-cell office:value-type="string" calcext:value-type="string">
            <text:p>Convention utilisation plateformes numériques de la Métropole 7 569,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total</text:p>
          </table:table-cell>
          <table:table-cell table:formula="of:=SUM([.H34:.H37])" office:value-type="float" office:value="4" calcext:value-type="float">
            <text:p>4</text:p>
          </table:table-cell>
          <table:table-cell table:formula="of:=[.H38]/[.F38]*100" office:value-type="float" office:value="4.54545454545455" calcext:value-type="float">
            <text:p>4,5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 BUDGET DE LA VILLE DE STRASBOURG› SES GRANDES ORIENTATIONS› LES CHIFFRES CLÉS</text:p>
          </table:table-cell>
          <table:table-cell office:value-type="string" calcext:value-type="string">
            <text:p><text:a xlink:href="https://www.strasbourg.eu/documents/976405/1084762/0/532aa726-1f73-37c8-a760-27a5820033c3" xlink:type="simple">https://www.strasbourg.eu/documents/976405/1084762/0/532aa726-1f73-37c8-a760-27a5820033c3</text:a></text:p>
          </table:table-cell>
          <table:table-cell office:value-type="string" calcext:value-type="string">
            <text:p>Strasbourg</text:p>
          </table:table-cell>
          <table:table-cell office:value-type="float" office:value="67482" calcext:value-type="float">
            <text:p>67482</text:p>
          </table:table-cell>
          <table:table-cell office:value-type="float" office:value="284677" calcext:value-type="float">
            <text:p>2846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/>Accélération du plan numérique des écoles (1 M€ sur 2021 sur un total de 10 M€) afin de doter les écoles d’ordinateurs, de vidéoprojecteurs interactifs et de tablette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formula="of:=[.H41]/[.F41]*100" office:value-type="float" office:value="6.66666666666667" calcext:value-type="float">
            <text:p>6,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s de rapport de presentation exploitable</text:p>
          </table:table-cell>
          <table:table-cell office:value-type="string" calcext:value-type="string">
            <text:p><text:s text:c="2"/>Bordeaux</text:p>
          </table:table-cell>
          <table:table-cell office:value-type="float" office:value="33063" calcext:value-type="float">
            <text:p>33063</text:p>
          </table:table-cell>
          <table:table-cell office:value-type="float" office:value="257068" calcext:value-type="float">
            <text:p>257068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non exploitable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APPORT D’ORIENTATIONS BUDGETAIRES 2021 </text:p>
          </table:table-cell>
          <table:table-cell office:value-type="string" calcext:value-type="string">
            <text:p><text:a xlink:href="https://www.lillemetropole.fr/sites/default/files/2021-01/rapport_orientation_budgetaire_2021_MEL.pdf" xlink:type="simple">https://www.lillemetropole.fr/sites/default/files/2021-01/rapport_orientation_budgetaire_2021_MEL.pdf</text:a></text:p>
          </table:table-cell>
          <table:table-cell office:value-type="string" calcext:value-type="string">
            <text:p>Lille</text:p>
          </table:table-cell>
          <table:table-cell office:value-type="float" office:value="59350" calcext:value-type="float">
            <text:p>59350</text:p>
          </table:table-cell>
          <table:table-cell office:value-type="float" office:value="233098" calcext:value-type="float">
            <text:p>2330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(rep5)</text:p>
          </table:table-cell>
          <table:table-cell office:value-type="float" office:value="41000000" calcext:value-type="float">
            <text:p>41000000</text:p>
          </table:table-cell>
          <table:table-cell office:value-type="string" calcext:value-type="string">
            <text:p>Développement Economique-Emploi-Recherche-Insertion-Parcs d'activités-Aménagement numériqu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a politique <text:s/>« Développement <text:s/>Economique-Emploi-Recherche-Insertion-Parcs d'activités-Aménagement numérique » mobilisera environ 41M€ afin de poursuivre <text:s/>les <text:s/>actions <text:s/>de <text:s/>développement <text:s/>du <text:s/>foncier <text:s/>et <text:s/>de <text:s/>l’immobilier d’entreprises, soutenir la recherche, l’enseignement supérieur et les domaines d’activité stratégiques. 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total</text:p>
          </table:table-cell>
          <table:table-cell table:formula="of:=SUM([.H44:.H45])" office:value-type="float" office:value="2" calcext:value-type="float">
            <text:p>2</text:p>
          </table:table-cell>
          <table:table-cell table:formula="of:=[.H46]/[.F46]*100" office:value-type="float" office:value="11.1111111111111" calcext:value-type="float">
            <text:p>11,11</text:p>
          </table:table-cell>
          <table:table-cell table:number-columns-repeated="6"/>
        </table:table-row>
        <table:table-row table:style-name="ro1" table:number-rows-repeated="104852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scale-to="12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09:13:29.388336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7:24:29.600595364</meta:creation-date>
    <dc:date>2021-07-22T09:47:18.210208338</dc:date>
    <meta:editing-duration>PT2H57M52S</meta:editing-duration>
    <meta:editing-cycles>90</meta:editing-cycles>
    <meta:generator>LibreOffice/6.0.7.3$Linux_X86_64 LibreOffice_project/00m0$Build-3</meta:generator>
    <meta:document-statistic meta:table-count="1" meta:cell-count="171" meta:object-count="0"/>
  </office:meta>
</office:document-meta>
</file>